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fc5d" officeooo:paragraph-rsid="0005fc5d"/>
    </style:style>
    <style:style style:name="P2" style:family="paragraph" style:parent-style-name="Standard">
      <style:text-properties fo:color="#c9211e" fo:font-size="14pt" fo:font-weight="bold" officeooo:rsid="0005fc5d" officeooo:paragraph-rsid="0005fc5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size="15pt" fo:font-weight="bold" officeooo:rsid="0005fc5d" officeooo:paragraph-rsid="0005fc5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00" fo:font-size="12pt" fo:font-weight="bold" officeooo:rsid="0005fc5d" officeooo:paragraph-rsid="0005fc5d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3pt" fo:font-weight="bold" officeooo:rsid="0005fc5d" officeooo:paragraph-rsid="0005fc5d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color="#000000" fo:font-size="13pt" fo:font-weight="bold" officeooo:rsid="0007f945" officeooo:paragraph-rsid="0007f945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color="#000000" fo:font-size="13pt" fo:font-weight="bold" officeooo:rsid="000873d4" officeooo:paragraph-rsid="0007f945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color="#000000" fo:font-size="13pt" fo:font-weight="bold" officeooo:rsid="000873d4" officeooo:paragraph-rsid="000873d4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color="#000000" fo:font-size="13pt" fo:font-weight="bold" officeooo:rsid="00096f5f" officeooo:paragraph-rsid="00096f5f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color="#000000" fo:font-size="13pt" fo:font-weight="bold" officeooo:rsid="000ca4f1" officeooo:paragraph-rsid="000ca4f1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color="#000000" fo:font-size="13pt" fo:font-weight="bold" officeooo:rsid="000e4230" officeooo:paragraph-rsid="000e4230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color="#000000" fo:font-size="13pt" fo:font-weight="bold" officeooo:rsid="001004d6" officeooo:paragraph-rsid="001004d6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color="#000000" fo:font-size="13pt" fo:font-weight="bold" officeooo:rsid="001022bd" officeooo:paragraph-rsid="001022bd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color="#000000" fo:font-size="13pt" fo:font-weight="bold" officeooo:rsid="000afdfd" officeooo:paragraph-rsid="00096f5f" fo:background-color="#ffff00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color="#000000" fo:font-size="13pt" fo:font-weight="bold" officeooo:rsid="001022bd" officeooo:paragraph-rsid="001022bd" fo:background-color="#ffff00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color="#000000" fo:font-size="13pt" fo:font-weight="bold" officeooo:rsid="0016edbe" officeooo:paragraph-rsid="0016edbe" fo:background-color="#ffff00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color="#000000" fo:font-size="13pt" fo:font-weight="bold" officeooo:rsid="000ca4f1" officeooo:paragraph-rsid="000ca4f1" fo:background-color="#ffff6d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color="#000000" fo:font-size="13pt" fo:font-weight="bold" officeooo:rsid="0011fac2" officeooo:paragraph-rsid="0011fac2" fo:background-color="#ffff6d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color="#000000" fo:font-size="13pt" fo:font-weight="bold" officeooo:rsid="001271be" officeooo:paragraph-rsid="001271be" fo:background-color="#ffff6d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color="#000000" fo:font-size="13pt" fo:font-weight="bold" officeooo:rsid="0013f824" officeooo:paragraph-rsid="0013f824" fo:background-color="#ffff6d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color="#000000" fo:font-size="13pt" fo:font-weight="bold" officeooo:rsid="001022bd" officeooo:paragraph-rsid="001022bd" fo:background-color="transparent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fo:color="#000000" fo:font-size="13pt" fo:font-weight="bold" officeooo:rsid="0011fac2" officeooo:paragraph-rsid="0011fac2" fo:background-color="transparent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color="#000000" fo:font-size="13pt" fo:font-weight="bold" officeooo:rsid="0015061f" officeooo:paragraph-rsid="0015061f" fo:background-color="transparent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color="#000000" fo:font-size="13pt" fo:font-weight="bold" officeooo:rsid="0018a226" officeooo:paragraph-rsid="0018a226" fo:background-color="transparent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color="#000000" fo:font-size="13pt" fo:font-weight="bold" officeooo:rsid="0018a226" officeooo:paragraph-rsid="0018a226" fo:background-color="transparent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color="#000000" fo:font-size="13pt" fo:font-weight="bold" officeooo:rsid="001c6241" officeooo:paragraph-rsid="001d3b1f" fo:background-color="transparent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color="#000000" fo:font-size="13pt" fo:font-weight="bold" officeooo:rsid="00194b9f" officeooo:paragraph-rsid="001d3b1f" fo:background-color="#ffff00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color="#000000" fo:font-size="13pt" fo:font-weight="bold" officeooo:rsid="001a3421" officeooo:paragraph-rsid="001d3b1f" fo:background-color="#ffff00" style:font-size-asian="11.3500003814697pt" style:font-weight-asian="bold" style:font-size-complex="13pt" style:font-weight-complex="bold"/>
    </style:style>
    <style:style style:name="P29" style:family="paragraph" style:parent-style-name="Standard">
      <style:text-properties fo:color="#000000" fo:font-size="13pt" fo:font-weight="bold" officeooo:rsid="00194b9f" officeooo:paragraph-rsid="001d3b1f" style:font-size-asian="11.3500003814697pt" style:font-weight-asian="bold" style:font-size-complex="13pt" style:font-weight-complex="bold"/>
    </style:style>
    <style:style style:name="P30" style:family="paragraph" style:parent-style-name="Standard">
      <style:text-properties fo:color="#000000" fo:font-size="13pt" fo:font-weight="bold" officeooo:rsid="001a3421" officeooo:paragraph-rsid="001d3b1f" style:font-size-asian="11.3500003814697pt" style:font-weight-asian="bold" style:font-size-complex="13pt" style:font-weight-complex="bold"/>
    </style:style>
    <style:style style:name="T1" style:family="text">
      <style:text-properties officeooo:rsid="0007f945"/>
    </style:style>
    <style:style style:name="T2" style:family="text">
      <style:text-properties officeooo:rsid="00096f5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afdfd" fo:background-color="#ffff00" loext:char-shading-value="0"/>
    </style:style>
    <style:style style:name="T5" style:family="text">
      <style:text-properties officeooo:rsid="001066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tcamp DIO (Santander Becas) → </text:p>
      <text:p text:style-name="P2"/>
      <text:p text:style-name="P4"/>
      <text:p text:style-name="P5">- Tipologia e Variavel</text:p>
      <text:p text:style-name="P5">-Variavel</text:p>
      <text:p text:style-name="P5">-Logico (Booleano)</text:p>
      <text:p text:style-name="P5">Verdadeiro</text:p>
      <text:p text:style-name="P5">falso</text:p>
      <text:p text:style-name="P5"/>
      <text:p text:style-name="P5">--- <text:span text:style-name="T1">instruções primitivas</text:span></text:p>
      <text:p text:style-name="P8"/>
      <text:p text:style-name="P6"/>
      <text:p text:style-name="P7">Git &amp; Github</text:p>
      <text:p text:style-name="P7">-<text:span text:style-name="T2">Comandos basicos GIT</text:span></text:p>
      <text:p text:style-name="P9">cd</text:p>
      <text:p text:style-name="P9">mkdir</text:p>
      <text:p text:style-name="P9">ls- <text:span text:style-name="T4">listar</text:span></text:p>
      <text:p text:style-name="P9">rm-rf – <text:span text:style-name="T4">deletar pasta completa do terminal</text:span></text:p>
      <text:p text:style-name="P14"/>
      <text:p text:style-name="P14"/>
      <text:p text:style-name="P9"/>
      <text:p text:style-name="P9"/>
      <text:p text:style-name="P17">Objetos Internos do Git</text:p>
      <text:p text:style-name="P17"><text:s/><text:tab/><text:tab/><text:tab/> Objetos Fundamentais do Git (TREE) Arvore</text:p>
      <text:p text:style-name="P10"/>
      <text:p text:style-name="P10">--tree</text:p>
      <text:p text:style-name="P10">readme rakefile <text:s/>lib</text:p>
      <text:p text:style-name="P10">blob <text:s text:c="5"/>blob <text:s text:c="6"/>tree</text:p>
      <text:p text:style-name="P10"><text:s text:c="28"/>simplegit.rb</text:p>
      <text:p text:style-name="P10"><text:s text:c="28"/>blob</text:p>
      <text:p text:style-name="P10"/>
      <text:p text:style-name="P10"/>
      <text:p text:style-name="P11">COMMIT <text:s text:c="7"/>&lt;tamanho&gt;</text:p>
      <text:p text:style-name="P11">tree <text:s text:c="19"/>s4a5sq1</text:p>
      <text:p text:style-name="P11">parent <text:s text:c="14"/>a98acq1</text:p>
      <text:p text:style-name="P11">autor <text:s text:c="16"/>perkles</text:p>
      <text:p text:style-name="P11">mensagem <text:s text:c="7"/>“inicia...”</text:p>
      <text:p text:style-name="P11">timestamp</text:p>
      <text:p text:style-name="P11"/>
      <text:p text:style-name="P12">O SHA1 DESSE COMMIT É O BASH DE TODA A ESSA INFORMÇÃO.</text:p>
      <text:p text:style-name="P12"/>
      <text:p text:style-name="P12"/>
      <text:p text:style-name="P15">Chave SSH e TOKEN</text:p>
      <text:p text:style-name="P15"/>
      <text:p text:style-name="P21"><text:s/><text:span text:style-name="T5">CHAVE SSH </text:span>(/home/Patrícia/.ssh/id_ed25519) <text:span text:style-name="T5">senha: ****</text:span></text:p>
      <text:p text:style-name="P18">caminho para achar a chave dentro do terminal - </text:p>
      <text:p text:style-name="P18">cd <text:s/>/home/Patrícia/.ssh/</text:p>
      <text:p text:style-name="P18">ls</text:p>
      <text:p text:style-name="P19"><text:soft-page-break/>caminho para validar chave</text:p>
      <text:p text:style-name="P20">eval $(ssh-agent -s)</text:p>
      <text:p text:style-name="P20">ssh-add id_privado</text:p>
      <text:p text:style-name="P20"/>
      <text:p text:style-name="P23">Clonar pasta</text:p>
      <text:p text:style-name="P23">-git clone</text:p>
      <text:p text:style-name="P19"/>
      <text:p text:style-name="P19"/>
      <text:p text:style-name="P16">Criando Commit</text:p>
      <text:p text:style-name="P24">git init</text:p>
      <text:p text:style-name="P24">git add</text:p>
      <text:p text:style-name="P24">git commit</text:p>
      <text:p text:style-name="P24"/>
      <text:p text:style-name="P24"/>
      <text:p text:style-name="P27">Fazendo Commit</text:p>
      <text:p text:style-name="P29"/>
      <text:p text:style-name="P29">criar repositorio no GitHub</text:p>
      <text:p text:style-name="P30">copiar url</text:p>
      <text:p text:style-name="P30">git remote add origin <text:span text:style-name="T3">colar o https</text:span></text:p>
      <text:p text:style-name="P28">git status</text:p>
      <text:p text:style-name="P28">git push origin master</text:p>
      <text:p text:style-name="P29"/>
      <text:p text:style-name="P29"/>
      <text:p text:style-name="P26">Criando Repositorio no Github</text:p>
      <text:p text:style-name="P22"/>
      <text:p text:style-name="P13"/>
      <text:p text:style-name="P13"/>
      <text:p text:style-name="P13"/>
      <text:p text:style-name="P13"/>
      <text:p text:style-name="P9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8:01:25.934661712</meta:creation-date>
    <meta:generator>LibreOffice/6.4.1.2$Linux_X86_64 LibreOffice_project/40$Build-2</meta:generator>
    <dc:date>2022-06-28T19:07:34.581715093</dc:date>
    <meta:editing-duration>PT2H1M10S</meta:editing-duration>
    <meta:editing-cycles>17</meta:editing-cycles>
    <meta:document-statistic meta:table-count="0" meta:image-count="0" meta:object-count="0" meta:page-count="2" meta:paragraph-count="48" meta:word-count="143" meta:character-count="1024" meta:non-whitespace-character-count="789"/>
  </office:meta>
</office:document-meta>
</file>